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style style:name="P3" style:family="paragraph" style:parent-style-name="Text_20_body">
      <style:text-properties style:font-name="Calibri1" fo:font-style="normal" officeooo:rsid="001203c9" style:font-style-asian="normal" style:font-style-complex="normal"/>
    </style:style>
    <style:style style:name="P4" style:family="paragraph" style:parent-style-name="Title" style:master-page-name="Standard">
      <style:paragraph-properties style:page-number="auto"/>
      <style:text-properties officeooo:paragraph-rsid="001a8ae4"/>
    </style:style>
    <style:style style:name="P5" style:family="paragraph" style:parent-style-name="Heading_20_3">
      <style:text-properties style:font-name="Calibri1" fo:font-style="normal" officeooo:rsid="001203c9" style:font-style-asian="normal" style:font-style-complex="normal"/>
    </style:style>
    <style:style style:name="P6" style:family="paragraph" style:parent-style-name="Heading_20_1">
      <style:text-properties officeooo:rsid="001203c9" officeooo:paragraph-rsid="001a8ae4"/>
    </style:style>
    <style:style style:name="T1" style:family="text">
      <style:text-properties officeooo:rsid="001a8a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Systemverträge</text:span></text:p>
      <text:h text:style-name="P6" text:outline-level="1"><text:bookmark-start text:name="__RefHeading__140_79155634"/><text:span text:style-name="T1">Hinauf bewegen</text:span><text:bookmark-end text:name="__RefHeading__140_79155634"/></text:h>
      <text:h text:style-name="Heading_20_1" text:outline-level="1"><text:span text:style-name="T1">Messag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C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CH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004586" style:font-name="Calibri1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color="#004586" fo:font-size="13pt" fo:font-weight="bold" style:font-size-asian="11.3500003814697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004586" style:font-name="Calibri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.353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.353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.353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.353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start" style:justify-single-word="false"/>
      <style:text-properties fo:color="#004586" style:font-name="Calibri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383cm" fo:margin-left="-0.191cm" table:align="left" style:writing-mode="lr-tb"/>
    </style:style>
    <style:style style:name="Tabelle1.A" style:family="table-column">
      <style:table-column-properties style:column-width="14.261cm"/>
    </style:style>
    <style:style style:name="Tabelle1.B" style:family="table-column">
      <style:table-column-properties style:column-width="2.122cm"/>
    </style:style>
    <style:style style:name="Tabelle1.1" style:family="table-row">
      <style:table-row-properties style:min-row-height="1.282cm" fo:keep-together="auto"/>
    </style:style>
    <style:style style:name="Tabelle1.A1" style:family="table-cell">
      <style:table-cell-properties fo:padding-left="0.191cm" fo:padding-right="0.191cm" fo:padding-top="0cm" fo:padding-bottom="0cm" fo:border="none"/>
    </style:style>
    <style:style style:name="Tabelle1.B1" style:family="table-cell">
      <style:table-cell-properties style:border-line-width-left="0cm 0.026cm 0.026cm" fo:padding-left="0.191cm" fo:padding-right="0.191cm" fo:padding-top="0cm" fo:padding-bottom="0cm" fo:border-left="1.5pt double #4f81bd" fo:border-right="none" fo:border-top="none" fo:border-bottom="none"/>
    </style:style>
    <style:style style:name="MP1" style:family="paragraph" style:parent-style-name="Standard">
      <style:paragraph-properties>
        <style:tab-stops>
          <style:tab-stop style:position="1.094cm"/>
          <style:tab-stop style:position="7.62cm" style:type="center"/>
        </style:tab-stops>
      </style:paragraph-properties>
      <style:text-properties style:font-name="Calibri1" fo:font-size="11pt" style:font-size-asian="11pt" style:font-size-complex="11pt"/>
    </style:style>
    <style:style style:name="MP2" style:family="paragraph" style:parent-style-name="Standard">
      <style:paragraph-properties>
        <style:tab-stops>
          <style:tab-stop style:position="2.628cm"/>
        </style:tab-stops>
      </style:paragraph-properties>
      <style:text-properties officeooo:paragraph-rsid="001203c9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>SEPS – Gruppe 1<text:tab/><text:tab/>ZHAW – Winterthur</text:p>
        <text:p text:style-name="Header">Space-Shooter<text:tab/><text:tab/>Technikumstrasse 9</text:p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">Arizcorreta Rafael, <text:s/>Hermann Christoph, <text:tab/></text:p>
              <text:p text:style-name="MP1">Magalhaes-Ferreira<text:bookmark text:name="_GoBack"/> Daniel, Spörri Raphael</text:p>
            </table:table-cell>
            <table:table-cell table:style-name="Tabelle1.B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M. Ferreira</meta:initial-creator>
    <meta:editing-cycles>12</meta:editing-cycles>
    <meta:creation-date>2012-09-24T08:02:00</meta:creation-date>
    <dc:date>2012-10-22T19:06:41.66</dc:date>
    <meta:editing-duration>PT3M45S</meta:editing-duration>
    <meta:generator>LibreOffice/3.6$Windows_x86 LibreOffice_project/e29a214-2bbed72-0621de6-a97528c-8f066d</meta:generator>
    <meta:document-statistic meta:table-count="1" meta:image-count="0" meta:object-count="0" meta:page-count="1" meta:paragraph-count="8" meta:word-count="23" meta:character-count="185" meta:non-whitespace-character-count="165"/>
    <meta:user-defined meta:name="AppVersion">14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